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e33ec" officeooo:paragraph-rsid="000e33ec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e33ec" officeooo:paragraph-rsid="000e33ec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00915" officeooo:paragraph-rsid="00100915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e33ec" officeooo:paragraph-rsid="000e33e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e33ec" officeooo:paragraph-rsid="000fc1c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fc1c1" officeooo:paragraph-rsid="000fc1c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00915" officeooo:paragraph-rsid="00100915" style:font-size-asian="10.5pt" style:font-weight-asian="normal" style:font-size-complex="12pt" style:font-weight-complex="normal"/>
    </style:style>
    <style:style style:name="T1" style:family="text">
      <style:text-properties officeooo:rsid="000fc1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hier de recettes</text:p>
      <text:p text:style-name="P1"/>
      <text:p text:style-name="P2">Liste des tests unitaires :</text:p>
      <text:p text:style-name="P5">- test des capteurs d’humidités</text:p>
      <text:p text:style-name="P5">- <text:span text:style-name="T1">t</text:span>est d<text:span text:style-name="T1">u</text:span> capteurs <text:span text:style-name="T1">de température/Hygrométrie</text:span></text:p>
      <text:p text:style-name="P6">- test du fonctionnement du volet mobile</text:p>
      <text:p text:style-name="P6">- test du bon fonctionnement du plancher chauffant</text:p>
      <text:p text:style-name="P6">- test du brumisateur</text:p>
      <text:p text:style-name="P6">- test du ventilateur</text:p>
      <text:p text:style-name="P4">- test du point d’accès ESP32</text:p>
      <text:p text:style-name="P4">- <text:span text:style-name="T1">test de la connexion du Raspberry a l’ESP32</text:span></text:p>
      <text:p text:style-name="P4"/>
      <text:p text:style-name="P3">Liste des tests Fonctionnels :</text:p>
      <text:p text:style-name="P7">- test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14:01:23.255466381</meta:creation-date>
    <dc:date>2025-01-22T14:27:21.453629474</dc:date>
    <meta:editing-duration>PT5M37S</meta:editing-duration>
    <meta:editing-cycles>1</meta:editing-cycles>
    <meta:document-statistic meta:table-count="0" meta:image-count="0" meta:object-count="0" meta:page-count="1" meta:paragraph-count="12" meta:word-count="64" meta:character-count="364" meta:non-whitespace-character-count="311"/>
    <meta:generator>LibreOffice/7.0.4.2$Linux_X86_64 LibreOffice_project/00$Build-2</meta:generator>
  </office:meta>
</office:document-meta>
</file>